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0478" officeooo:paragraph-rsid="001c047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0478" officeooo:paragraph-rsid="001c047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0478" officeooo:paragraph-rsid="001dbcf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bcfd" officeooo:paragraph-rsid="001dbcf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0478" officeooo:paragraph-rsid="001c0478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c0478" officeooo:paragraph-rsid="001c0478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c0478" officeooo:paragraph-rsid="001c0478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officeooo:paragraph-rsid="001dbcf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dbcf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bcfd" officeooo:paragraph-rsid="001dbcf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0478" officeooo:paragraph-rsid="001c047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b2fe" officeooo:paragraph-rsid="0020b2fe" style:font-weight-asian="bold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0b2fe" officeooo:paragraph-rsid="0020b2fe" style:font-weight-asian="normal" style:font-weight-complex="normal"/>
    </style:style>
    <style:style style:name="T1" style:family="text">
      <style:text-properties officeooo:rsid="001c04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1c0478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dbcf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2420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MBIGUITY IN REGULATION<text:span text:style-name="T5">S</text:span></text:p>
      <text:p text:style-name="P1"/>
      <text:p text:style-name="P5"/>
      <text:p text:style-name="P3"><text:span text:style-name="T4">Step 1</text:span>: Classify vague regulations into 6 classes - </text:p>
      <text:p text:style-name="P3"><text:span text:style-name="T2"/></text:p>
      <text:list xml:id="list2059544747" text:style-name="L4">
        <text:list-item>
          <text:p text:style-name="P8"><text:span text:style-name="T1">lexical</text:span></text:p>
        </text:list-item>
        <text:list-item>
          <text:p text:style-name="P8"><text:span text:style-name="T1">semantic</text:span></text:p>
        </text:list-item>
        <text:list-item>
          <text:p text:style-name="P8"><text:span text:style-name="T1">syntactic</text:span></text:p>
        </text:list-item>
        <text:list-item>
          <text:p text:style-name="P8"><text:span text:style-name="T1">vagueness</text:span></text:p>
        </text:list-item>
        <text:list-item>
          <text:p text:style-name="P8"><text:span text:style-name="T1">incompleteness</text:span></text:p>
        </text:list-item>
        <text:list-item>
          <text:p text:style-name="P8"><text:span text:style-name="T1">referential</text:span></text:p>
        </text:list-item>
      </text:list>
      <text:p text:style-name="P9"><text:span text:style-name="T3"/></text:p>
      <text:p text:style-name="P4"><text:span text:style-name="T4">Input:</text:span> <text:span text:style-name="T2">Regulatory rules</text:span></text:p>
      <text:p text:style-name="P4"><text:span text:style-name="T4">Output:</text:span> <text:span text:style-name="T2">Vague rules</text:span></text:p>
      <text:p text:style-name="P4"><text:span text:style-name="T2"/></text:p>
      <text:p text:style-name="P2"/>
      <text:p text:style-name="P2"><text:span text:style-name="T4">Step 2:</text:span> Extract additional information.</text:p>
      <text:p text:style-name="P2"><text:span text:style-name="T2"/></text:p>
      <text:p text:style-name="P10">Input<text:span text:style-name="T7"> : Vague rules from step 1</text:span></text:p>
      <text:p text:style-name="P10">Output<text:span text:style-name="T6">: </text:span><text:span text:style-name="T7">Expanded context for these rules.</text:span></text:p>
      <text:p text:style-name="P2"><text:span text:style-name="T2"/></text:p>
      <text:p text:style-name="P2">1. Internal:</text:p>
      <text:p text:style-name="P2"/>
      <text:list xml:id="list1018567022" text:style-name="L2">
        <text:list-item>
          <text:p text:style-name="P6">Definition words</text:p>
        </text:list-item>
        <text:list-item>
          <text:p text:style-name="P6">References to other regulations</text:p>
        </text:list-item>
        <text:list-item>
          <text:p text:style-name="P6">Amendments</text:p>
        </text:list-item>
      </text:list>
      <text:p text:style-name="P5"/>
      <text:p text:style-name="P2">2. External:</text:p>
      <text:p text:style-name="P2"/>
      <text:list xml:id="list3376476291" text:style-name="L3">
        <text:list-item>
          <text:p text:style-name="P7">Scrape related documents for each regulatory files.</text:p>
        </text:list-item>
        <text:list-item>
          <text:p text:style-name="P7">Embed the sentences – Source (vague rules) and related additional docs (scraped) <text:span text:style-name="T8">separately.</text:span></text:p>
        </text:list-item>
        <text:list-item>
          <text:p text:style-name="P7">Using similarity measure, if score value &gt; threshold, then the sentence from the external doc is relevant to the vague rule.</text:p>
        </text:list-item>
        <text:list-item>
          <text:p text:style-name="P7">Summarize using all the related sentences obtained for each vague rule. This additional context reduces ambiguity.</text:p>
        </text:list-item>
      </text:list>
      <text:p text:style-name="P5"/>
      <text:p text:style-name="P5"/>
      <text:p text:style-name="P12">Tasks in question:</text:p>
      <text:p text:style-name="P12"/>
      <text:list xml:id="list2085107427" text:style-name="L5">
        <text:list-item>
          <text:p text:style-name="P13">Identify the characteristics for the ambiguity classes.</text:p>
        </text:list-item>
        <text:list-item>
          <text:p text:style-name="P13">Extract the updates made during amendments (what and why).</text:p>
        </text:list-item>
      </text:list>
      <text:list xml:id="list223150322175859" text:continue-list="list1018567022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22:15:44.241050403</meta:creation-date>
    <dc:date>2020-08-05T22:31:00.335229026</dc:date>
    <meta:editing-duration>PT15M1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44" meta:character-count="896" meta:non-whitespace-character-count="791"/>
  </office:meta>
</office:document-meta>
</file>